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/>
      <style:text-properties officeooo:paragraph-rsid="001bcc68"/>
    </style:style>
    <style:style style:name="T1" style:family="text">
      <style:text-properties officeooo:rsid="001bcc68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text:span text:style-name="T1">8. </text:span>Which method on the session object can be used to remove an object from the cache?</text:p>
      <text:p text:style-name="P1"/>
      <text:p text:style-name="P2"><text:span text:style-name="T1">Ans. <text:s/>Evict() method is used.</text:span></text:p>
      <text:p text:style-name="Text_20_body"/>
      <text:p text:style-name="Text_20_body"/>
      <text:p text:style-name="Text_20_body"><text:span text:style-name="T1">9. <text:s/></text:span>What does @transactional annotation do</text:p>
      <text:p text:style-name="Text_20_body">This is much more convenient and readable, and is currently the recommended way to handle transactions in Spring.</text:p>
      <text:p text:style-name="Text_20_body">By using <text:span text:style-name="T1">@Transactional,</text:span> many important aspects such as transaction propagation are handled automatically. In this case if another transactional method is called b<text:span text:style-name="T1">y businessLogic</text:span>, that method will have the option of joining the ongoing transacti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22:25:20.458679465</meta:creation-date>
    <dc:date>2020-03-15T22:27:35.052115002</dc:date>
    <meta:editing-duration>PT2M15S</meta:editing-duration>
    <meta:editing-cycles>1</meta:editing-cycles>
    <meta:document-statistic meta:table-count="0" meta:image-count="0" meta:object-count="0" meta:page-count="1" meta:paragraph-count="5" meta:word-count="81" meta:character-count="517" meta:non-whitespace-character-count="439"/>
    <meta:generator>LibreOffice/6.0.7.3$Linux_X86_64 LibreOffice_project/00m0$Build-3</meta:generator>
  </office:meta>
</office:document-meta>
</file>